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6.394cm" table:align="left"/>
    </style:style>
    <style:style style:name="Tabelle2.A" style:family="table-column">
      <style:table-column-properties style:column-width="0.455cm"/>
    </style:style>
    <style:style style:name="Tabelle2.B" style:family="table-column">
      <style:table-column-properties style:column-width="3.052cm"/>
    </style:style>
    <style:style style:name="Tabelle2.C" style:family="table-column">
      <style:table-column-properties style:column-width="2.887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1.605cm" table:align="left"/>
    </style:style>
    <style:style style:name="Tabelle3.A" style:family="table-column">
      <style:table-column-properties style:column-width="3.307cm"/>
    </style:style>
    <style:style style:name="Tabelle3.B" style:family="table-column">
      <style:table-column-properties style:column-width="1.191cm"/>
    </style:style>
    <style:style style:name="Tabelle3.C" style:family="table-column">
      <style:table-column-properties style:column-width="1.095cm"/>
    </style:style>
    <style:style style:name="Tabelle3.D" style:family="table-column">
      <style:table-column-properties style:column-width="1.117cm"/>
    </style:style>
    <style:style style:name="Tabelle3.F" style:family="table-column">
      <style:table-column-properties style:column-width="1.304cm"/>
    </style:style>
    <style:style style:name="Tabelle3.H" style:family="table-column">
      <style:table-column-properties style:column-width="1.30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 style:data-style-name="N0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none" fo:border-top="none" fo:border-bottom="0.05pt solid #000000"/>
    </style:style>
    <style:style style:name="Tabelle3.G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none" fo:border-top="none" fo:border-bottom="0.05pt solid #000000"/>
    </style:style>
    <style:style style:name="Tabelle3.G3" style:family="table-cell">
      <style:table-cell-properties fo:padding="0.097cm" fo:border-left="0.05pt solid #000000" fo:border-right="none" fo:border-top="none" fo:border-bottom="0.05pt solid #000000"/>
    </style:style>
    <style:style style:name="Tabel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none" fo:border-top="none" fo:border-bottom="0.05pt solid #000000"/>
    </style:style>
    <style:style style:name="Tabelle3.G4" style:family="table-cell">
      <style:table-cell-properties fo:padding="0.097cm" fo:border-left="0.05pt solid #000000" fo:border-right="none" fo:border-top="none" fo:border-bottom="0.05pt solid #000000"/>
    </style:style>
    <style:style style:name="Tabel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1.605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1.191cm"/>
    </style:style>
    <style:style style:name="Tabelle1.C" style:family="table-column">
      <style:table-column-properties style:column-width="1.095cm"/>
    </style:style>
    <style:style style:name="Tabelle1.D" style:family="table-column">
      <style:table-column-properties style:column-width="1.117cm"/>
    </style:style>
    <style:style style:name="Tabelle1.F" style:family="table-column">
      <style:table-column-properties style:column-width="1.304cm"/>
    </style:style>
    <style:style style:name="Tabelle1.H" style:family="table-column">
      <style:table-column-properties style:column-width="1.30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 style:data-style-name="N0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5.646cm" table:align="left"/>
    </style:style>
    <style:style style:name="Tabelle10.A" style:family="table-column">
      <style:table-column-properties style:column-width="2.731cm"/>
    </style:style>
    <style:style style:name="Tabelle10.B" style:family="table-column">
      <style:table-column-properties style:column-width="2.399cm"/>
    </style:style>
    <style:style style:name="Tabelle10.C" style:family="table-column">
      <style:table-column-properties style:column-width="2.741cm"/>
    </style:style>
    <style:style style:name="Tabelle10.D" style:family="table-column">
      <style:table-column-properties style:column-width="3.572cm"/>
    </style:style>
    <style:style style:name="Tabelle10.E" style:family="table-column">
      <style:table-column-properties style:column-width="4.203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E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b61da"/>
    </style:style>
    <style:style style:name="P2" style:family="paragraph" style:parent-style-name="Table_20_Contents">
      <style:text-properties fo:font-style="normal" officeooo:rsid="0004b1ab" officeooo:paragraph-rsid="000f2fd0" style:font-style-asian="normal" style:font-style-complex="normal"/>
    </style:style>
    <style:style style:name="P3" style:family="paragraph" style:parent-style-name="Table_20_Contents">
      <style:text-properties fo:font-style="normal" officeooo:rsid="0004b1ab" officeooo:paragraph-rsid="00067320" style:font-style-asian="normal" style:font-style-complex="normal"/>
    </style:style>
    <style:style style:name="P4" style:family="paragraph" style:parent-style-name="Table_20_Contents">
      <style:text-properties fo:font-style="normal" officeooo:paragraph-rsid="000f2fd0" style:font-style-asian="normal" style:font-style-complex="normal"/>
    </style:style>
    <style:style style:name="P5" style:family="paragraph" style:parent-style-name="Table_20_Contents">
      <style:text-properties fo:font-style="normal" officeooo:rsid="00112baa" officeooo:paragraph-rsid="00112baa" style:font-style-asian="normal" style:font-style-complex="normal"/>
    </style:style>
    <style:style style:name="P6" style:family="paragraph" style:parent-style-name="Table_20_Contents">
      <style:text-properties fo:font-style="normal" officeooo:rsid="00067320" officeooo:paragraph-rsid="00067320" style:font-style-asian="normal" style:font-style-complex="normal"/>
    </style:style>
    <style:style style:name="P7" style:family="paragraph" style:parent-style-name="Table_20_Contents">
      <style:text-properties fo:font-style="normal" officeooo:paragraph-rsid="00067320" style:font-style-asian="normal" style:font-style-complex="normal"/>
    </style:style>
    <style:style style:name="P8" style:family="paragraph" style:parent-style-name="Table_20_Contents">
      <style:text-properties officeooo:rsid="000b2a16" officeooo:paragraph-rsid="000b61da"/>
    </style:style>
    <style:style style:name="P9" style:family="paragraph" style:parent-style-name="Table_20_Contents">
      <style:text-properties fo:color="#000000" officeooo:rsid="000b2a16" officeooo:paragraph-rsid="000b61da" fo:background-color="#dddddd"/>
    </style:style>
    <style:style style:name="P10" style:family="paragraph" style:parent-style-name="Table_20_Contents">
      <style:text-properties fo:color="#000000" officeooo:rsid="000f2fd0" officeooo:paragraph-rsid="000f2fd0" fo:background-color="#dddddd"/>
    </style:style>
    <style:style style:name="P11" style:family="paragraph" style:parent-style-name="Table_20_Contents">
      <style:text-properties fo:color="#000000" style:font-name="Verdana3" fo:font-style="normal" officeooo:rsid="00bb777d" officeooo:paragraph-rsid="0015ae71" style:font-name-asian="Verdana3" style:font-style-asian="normal" style:font-name-complex="Verdana3" style:font-style-complex="normal"/>
    </style:style>
    <style:style style:name="P12" style:family="paragraph" style:parent-style-name="Table_20_Contents">
      <style:text-properties officeooo:rsid="0015ae71" officeooo:paragraph-rsid="0015ae71"/>
    </style:style>
    <style:style style:name="P13" style:family="paragraph" style:parent-style-name="Table_20_Contents">
      <style:text-properties officeooo:rsid="00b580db" officeooo:paragraph-rsid="0015ae71"/>
    </style:style>
    <style:style style:name="P14" style:family="paragraph" style:parent-style-name="Table_20_Contents">
      <style:text-properties officeooo:rsid="00b69606" officeooo:paragraph-rsid="0015ae71"/>
    </style:style>
    <style:style style:name="P15" style:family="paragraph" style:parent-style-name="Table_20_Contents">
      <style:text-properties officeooo:rsid="00b80a3f" officeooo:paragraph-rsid="0015ae71"/>
    </style:style>
    <style:style style:name="P16" style:family="paragraph" style:parent-style-name="Table_20_Contents">
      <style:text-properties officeooo:rsid="00bb777d" officeooo:paragraph-rsid="0015ae71"/>
    </style:style>
    <style:style style:name="P17" style:family="paragraph" style:parent-style-name="Table_20_Contents">
      <style:text-properties officeooo:rsid="00bd3dcd" officeooo:paragraph-rsid="0015ae71"/>
    </style:style>
    <style:style style:name="P18" style:family="paragraph" style:parent-style-name="Table_20_Contents">
      <style:text-properties officeooo:paragraph-rsid="0015ae71"/>
    </style:style>
    <style:style style:name="P19" style:family="paragraph" style:parent-style-name="Standard">
      <style:text-properties officeooo:paragraph-rsid="0015ae71"/>
    </style:style>
    <style:style style:name="P20" style:family="paragraph" style:parent-style-name="Standard">
      <style:text-properties officeooo:rsid="0015ae71" officeooo:paragraph-rsid="0015ae71"/>
    </style:style>
    <style:style style:name="P21" style:family="paragraph" style:parent-style-name="Standard">
      <style:text-properties fo:font-style="normal" officeooo:rsid="00bb777d" officeooo:paragraph-rsid="0015ae71" style:font-style-asian="normal" style:font-style-complex="normal"/>
    </style:style>
    <style:style style:name="P22" style:family="paragraph" style:parent-style-name="Standard">
      <style:text-properties fo:font-style="normal" officeooo:rsid="00b69606" officeooo:paragraph-rsid="0015ae71" style:font-style-asian="normal" style:font-style-complex="normal"/>
    </style:style>
    <style:style style:name="P23" style:family="paragraph" style:parent-style-name="Standard">
      <style:text-properties fo:font-style="normal" officeooo:paragraph-rsid="0015ae71" style:font-style-asian="normal" style:font-style-complex="normal"/>
    </style:style>
    <style:style style:name="P24" style:family="paragraph" style:parent-style-name="Standard">
      <style:text-properties fo:font-style="normal" officeooo:paragraph-rsid="00176250" style:font-style-asian="normal" style:font-style-complex="normal"/>
    </style:style>
    <style:style style:name="P25" style:family="paragraph" style:parent-style-name="Standard">
      <style:text-properties fo:color="#000000" style:font-name="Verdana3" fo:font-style="normal" officeooo:rsid="002ffda9" officeooo:paragraph-rsid="0015ae71" style:font-name-asian="Verdana3" style:font-style-asian="normal" style:font-name-complex="Verdana3" style:font-style-complex="normal"/>
    </style:style>
    <style:style style:name="P26" style:family="paragraph" style:parent-style-name="Standard" style:list-style-name="List_20_3"/>
    <style:style style:name="P27" style:family="paragraph" style:parent-style-name="Standard" style:list-style-name="List_20_3">
      <style:text-properties officeooo:paragraph-rsid="000f2fd0"/>
    </style:style>
    <style:style style:name="P28" style:family="paragraph" style:parent-style-name="Standard" style:list-style-name="List_20_3">
      <style:text-properties officeooo:paragraph-rsid="00176250"/>
    </style:style>
    <style:style style:name="P29" style:family="paragraph" style:parent-style-name="Standard" style:list-style-name="List_20_3">
      <style:text-properties officeooo:rsid="0015ae71" officeooo:paragraph-rsid="001a2f9e"/>
    </style:style>
    <style:style style:name="P30" style:family="paragraph" style:parent-style-name="Standard" style:list-style-name="List_20_3">
      <style:text-properties fo:font-style="normal" officeooo:paragraph-rsid="00176250" style:font-style-asian="normal" style:font-style-complex="normal"/>
    </style:style>
    <style:style style:name="P31" style:family="paragraph" style:parent-style-name="Standard" style:list-style-name="List_20_3">
      <style:text-properties fo:font-style="normal" fo:font-weight="bold" officeooo:paragraph-rsid="00176250" style:font-style-asian="normal" style:font-weight-asian="bold" style:font-style-complex="normal" style:font-weight-complex="bold"/>
    </style:style>
    <style:style style:name="P32" style:family="paragraph" style:parent-style-name="Text_20_body" style:list-style-name="List_20_3"/>
    <style:style style:name="P33" style:family="paragraph" style:parent-style-name="Text_20_body" style:list-style-name="List_20_3">
      <style:text-properties officeooo:paragraph-rsid="000f2fd0"/>
    </style:style>
    <style:style style:name="P34" style:family="paragraph" style:parent-style-name="Text_20_body" style:list-style-name="List_20_3">
      <style:text-properties officeooo:paragraph-rsid="001a2f9e"/>
    </style:style>
    <style:style style:name="P35" style:family="paragraph" style:parent-style-name="Text_20_body" style:list-style-name="List_20_3">
      <style:text-properties fo:font-style="normal" officeooo:rsid="0004b1ab" style:font-style-asian="normal" style:font-style-complex="normal"/>
    </style:style>
    <style:style style:name="P36" style:family="paragraph" style:parent-style-name="Text_20_body" style:list-style-name="List_20_3">
      <style:text-properties fo:font-style="normal" style:font-style-asian="normal" style:font-style-complex="normal"/>
    </style:style>
    <style:style style:name="P37" style:family="paragraph" style:parent-style-name="Heading_20_2">
      <style:text-properties officeooo:paragraph-rsid="000f2fd0"/>
    </style:style>
    <style:style style:name="P38" style:family="paragraph" style:parent-style-name="Heading_20_1">
      <style:text-properties officeooo:rsid="0004b1ab" officeooo:paragraph-rsid="0004b1a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b1ab" style:font-style-asian="normal" style:font-style-complex="normal"/>
    </style:style>
    <style:style style:name="T3" style:family="text">
      <style:text-properties fo:font-style="normal" officeooo:rsid="00067320" style:font-style-asian="normal" style:font-style-complex="normal"/>
    </style:style>
    <style:style style:name="T4" style:family="text">
      <style:text-properties fo:font-style="normal" officeooo:rsid="00081a64" style:font-style-asian="normal" style:font-style-complex="normal"/>
    </style:style>
    <style:style style:name="T5" style:family="text">
      <style:text-properties fo:font-style="normal" officeooo:rsid="000b2a16" style:font-style-asian="normal" style:font-style-complex="normal"/>
    </style:style>
    <style:style style:name="T6" style:family="text">
      <style:text-properties fo:font-style="normal" officeooo:rsid="000f2fd0" style:font-style-asian="normal" style:font-style-complex="normal"/>
    </style:style>
    <style:style style:name="T7" style:family="text">
      <style:text-properties fo:font-style="normal" officeooo:rsid="00112baa" style:font-style-asian="normal" style:font-style-complex="normal"/>
    </style:style>
    <style:style style:name="T8" style:family="text">
      <style:text-properties fo:font-style="normal" officeooo:rsid="00112c13" style:font-style-asian="normal" style:font-style-complex="normal"/>
    </style:style>
    <style:style style:name="T9" style:family="text">
      <style:text-properties fo:font-style="normal" officeooo:rsid="001153d3" style:font-style-asian="normal" style:font-style-complex="normal"/>
    </style:style>
    <style:style style:name="T10" style:family="text">
      <style:text-properties fo:font-style="normal" officeooo:rsid="0014b07a" style:font-style-asian="normal" style:font-style-complex="normal"/>
    </style:style>
    <style:style style:name="T11" style:family="text">
      <style:text-properties fo:font-style="normal" officeooo:rsid="00c129e3" style:font-style-asian="normal" style:font-style-complex="normal"/>
    </style:style>
    <style:style style:name="T12" style:family="text">
      <style:text-properties fo:font-style="normal" officeooo:rsid="00176250" style:font-style-asian="normal" style:font-style-complex="normal"/>
    </style:style>
    <style:style style:name="T13" style:family="text">
      <style:text-properties fo:font-style="normal" officeooo:rsid="001a2f9e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4b07a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4b1ab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12c13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df9a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c129e3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76250" style:font-style-asian="normal" style:font-weight-asian="bold" style:font-style-complex="normal" style:font-weight-complex="bold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067320"/>
    </style:style>
    <style:style style:name="T23" style:family="text">
      <style:text-properties style:text-position="super 58%" fo:font-style="normal" officeooo:rsid="0004b1ab" style:font-style-asian="normal" style:font-style-complex="normal"/>
    </style:style>
    <style:style style:name="T24" style:family="text">
      <style:text-properties officeooo:rsid="00067320"/>
    </style:style>
    <style:style style:name="T25" style:family="text">
      <style:text-properties style:text-position="0% 100%" officeooo:rsid="00067320"/>
    </style:style>
    <style:style style:name="T26" style:family="text">
      <style:text-properties style:text-position="0% 100%" officeooo:rsid="000b61da"/>
    </style:style>
    <style:style style:name="T27" style:family="text">
      <style:text-properties officeooo:rsid="000b61da"/>
    </style:style>
    <style:style style:name="T28" style:family="text">
      <style:text-properties officeooo:rsid="000f2fd0"/>
    </style:style>
    <style:style style:name="T29" style:family="text">
      <style:text-properties officeooo:rsid="00112baa"/>
    </style:style>
    <style:style style:name="T30" style:family="text">
      <style:text-properties officeooo:rsid="00112c13"/>
    </style:style>
    <style:style style:name="T31" style:family="text">
      <style:text-properties officeooo:rsid="0014b07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a3217f" style:font-weight-asian="bold" style:font-weight-complex="bold"/>
    </style:style>
    <style:style style:name="T34" style:family="text">
      <style:text-properties fo:font-weight="bold" officeooo:rsid="00c129e3" style:font-weight-asian="bold" style:font-weight-complex="bold"/>
    </style:style>
    <style:style style:name="T35" style:family="text">
      <style:text-properties officeooo:rsid="0015ae71"/>
    </style:style>
    <style:style style:name="T36" style:family="text">
      <style:text-properties officeooo:rsid="00bb777d"/>
    </style:style>
    <style:style style:name="T37" style:family="text">
      <style:text-properties officeooo:rsid="00b580db"/>
    </style:style>
    <style:style style:name="T38" style:family="text">
      <style:text-properties officeooo:rsid="00c3618e"/>
    </style:style>
    <style:style style:name="T39" style:family="text">
      <style:text-properties officeooo:rsid="003f4a3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a3217f" style:font-weight-asian="normal" style:font-weight-complex="normal"/>
    </style:style>
    <style:style style:name="T42" style:family="text">
      <style:text-properties officeooo:rsid="00a3217f"/>
    </style:style>
    <style:style style:name="T43" style:family="text">
      <style:text-properties officeooo:rsid="00176250"/>
    </style:style>
    <style:style style:name="T44" style:family="text">
      <style:text-properties officeooo:rsid="001a2f9e"/>
    </style:style>
    <style:style style:name="T45" style:family="text">
      <style:text-properties fo:color="#0000ff" style:font-name="Verdana3" fo:font-style="normal" fo:font-weight="bold" officeooo:rsid="004c25c4" fo:background-color="#ffffff" loext:char-shading-value="0" style:font-name-asian="Verdana3" style:font-style-asian="normal" style:font-weight-asian="bold" style:font-name-complex="Verdana3" style:font-style-complex="normal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rage"/>
      </text:sequence-decls>
      <text:h text:style-name="P38" text:outline-level="1" text:restart-numbering="true" text:start-value="-1"><text:bookmark-start text:name="__RefHeading___Toc137_257964088"/>Aufgabe: RSA <text:span text:style-name="T43">und das Entschlüsseln</text:span><text:bookmark-end text:name="__RefHeading___Toc137_257964088"/></text:h>
      <text:p text:style-name="Standard"><text:span text:style-name="Citation"><text:span text:style-name="T2">m<text:tab/>… Message-Text (der sog. </text:span></text:span><text:span text:style-name="Citation"><text:span text:style-name="T10">Klar</text:span></text:span><text:span text:style-name="Citation"><text:span text:style-name="T2">text: A→ 1, B→ 2, C→ 3, ...)</text:span></text:span></text:p>
      <text:p text:style-name="Standard"><text:span text:style-name="Citation"><text:span text:style-name="T10">n</text:span></text:span><text:span text:style-name="Citation"><text:span text:style-name="T1"><text:tab/>… der RSA-Modul<text:tab/></text:span></text:span></text:p>
      <text:p text:style-name="Standard"><text:span text:style-name="Citation"><text:span text:style-name="T1">c<text:tab/>… Cipher-Text (der verschlüsselte Text)</text:span></text:span></text:p>
      <text:p text:style-name="Standard"><text:span text:style-name="Citation"><text:span text:style-name="T1">(e,N)<text:tab/>… der Public-Key (wird zum Verschlüsseln verwendet)</text:span></text:span></text:p>
      <text:p text:style-name="Standard"><text:span text:style-name="Citation"><text:span text:style-name="T1">(d,N)<text:tab/>… der Private-Key (wird zum Entschlüsseln verwendet)</text:span></text:span></text:p>
      <text:p text:style-name="Standard"><text:span text:style-name="Citation"><text:span text:style-name="T2">phi(N)<text:tab/>… Eulersche phi-Funktion (wird zum Berechnen von e und d verwendet)</text:span></text:span></text:p>
      <text:h text:style-name="P37" text:outline-level="2"><text:bookmark-start text:name="__RefHeading___Toc139_257964088"/><text:span text:style-name="Citation"><text:span text:style-name="T1">Entschlüss</text:span></text:span><text:span text:style-name="Citation"><text:span text:style-name="T6">le "</text:span></text:span><text:span text:style-name="Citation"><text:span text:style-name="T2">8 1 4 7 2 5 6</text:span></text:span><text:span text:style-name="Citation"><text:span text:style-name="T6">"</text:span></text:span><text:bookmark-end text:name="__RefHeading___Toc139_257964088"/></text:h>
      <text:list xml:id="list7129362965616598115" text:style-name="List_20_3">
        <text:list-item>
          <text:p text:style-name="P32"><text:span text:style-name="Citation"><text:span text:style-name="T1">Gegeben: <text:s text:c="2"/></text:span></text:span><text:span text:style-name="Citation"><text:span text:style-name="T9">a) Cipher-Text: c= "8 1 4 7 2 5 6" <text:s/><text:tab/>b) </text:span></text:span><text:span text:style-name="Citation"><text:span text:style-name="T1">public Key(e,</text:span></text:span><text:span text:style-name="Citation"><text:span text:style-name="T10">n</text:span></text:span><text:span text:style-name="Citation"><text:span text:style-name="T1">): <text:s/>(3,10)</text:span></text:span></text:p>
        </text:list-item>
        <text:list-item>
          <text:p text:style-name="P32"><text:span text:style-name="Citation"><text:span text:style-name="T14">Gesucht:<text:tab/></text:span></text:span><text:span text:style-name="Citation"><text:span text:style-name="T16">Message: m=</text:span></text:span><text:span text:style-name="Citation"><text:span text:style-name="T17">"? ? ? ? ? ? ?" <text:s text:c="2"/></text:span></text:span><text:span text:style-name="Citation"><text:span text:style-name="T15">(im Klartext; also in Form v. Buchstaben)</text:span></text:span><text:span text:style-name="Citation"><text:span text:style-name="T8"><text:line-break/></text:span></text:span></text:p>
        </text:list-item>
      </text:list>
      <text:p text:style-name="Text_20_body"><text:span text:style-name="Citation"><text:span text:style-name="T15">Lösung</text:span></text:span><text:span text:style-name="Citation"><text:span text:style-name="T10">:</text:span></text:span></text:p>
      <text:list xml:id="list143944131567474" text:continue-numbering="true" text:style-name="List_20_3">
        <text:list-item>
          <text:p text:style-name="P35">Entschlüsseln mit <text:span text:style-name="T44">(Formel angeben)</text:span>: m= _____________________</text:p>
        </text:list-item>
        <text:list-item>
          <text:p text:style-name="P32"><text:span text:style-name="Citation"><text:span text:style-name="T4">Berechne: d , wenn N=10 und e=3 bekannt sind:</text:span></text:span></text:p>
          <text:list>
            <text:list-item>
              <text:p text:style-name="P34"><text:span text:style-name="Citation"><text:span text:style-name="T1">es gilt: <text:s/></text:span></text:span><text:span text:style-name="Citation"><text:span text:style-name="T10">e*d </text:span></text:span><text:span text:style-name="Citation"><text:span text:style-name="T45">≡ </text:span></text:span><text:span text:style-name="Citation"><text:span text:style-name="T10">______________________________</text:span></text:span></text:p>
            </text:list-item>
            <text:list-item>
              <text:p text:style-name="P32"><text:span text:style-name="Citation"><text:span text:style-name="T1">es gilt: phi(n) = _____________________________</text:span></text:span></text:p>
            </text:list-item>
            <text:list-item>
              <text:p text:style-name="P32"><text:span text:style-name="T1">Berechne </text:span><text:span text:style-name="T7">nun </text:span><text:span text:style-name="T1">d durch </text:span><text:span text:style-name="T10">E</text:span><text:span text:style-name="T1">insetzen </text:span><text:span text:style-name="T7">von d=</text:span><text:span text:style-name="T1">1,2,3,4,… </text:span><text:span text:style-name="T7">in die Formel zur Berechnung des<text:line-break/><text:line-break/>multiplikativ Inversen zu e. Die Formel lautet: 3*d____________________.<text:line-break/></text:span></text:p>
            </text:list-item>
          </text:list>
        </text:list-item>
        <text:list-item>
          <text:p text:style-name="P36">Finde ein d , sodass 3.d (mod ____________) die Zahl 1 ergibt.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9">d</text:p>
          </table:table-cell>
          <table:table-cell table:style-name="Tabelle2.A1" office:value-type="string">
            <text:p text:style-name="P9">3*d <text:span text:style-name="T28">mod _____</text:span></text:p>
          </table:table-cell>
          <table:table-cell table:style-name="Tabelle2.C1" office:value-type="string">
            <text:p text:style-name="P10">Ergebnis</text:p>
          </table:table-cell>
        </table:table-row>
        <table:table-row>
          <table:table-cell table:style-name="Tabelle2.A2" office:value-type="float" office:value="1">
            <text:p text:style-name="P8">1</text:p>
          </table:table-cell>
          <table:table-cell table:style-name="Tabelle2.B2" office:value-type="string">
            <text:p text:style-name="P8">3*1 <text:span text:style-name="T28">mod _____</text:span></text:p>
          </table:table-cell>
          <table:table-cell table:style-name="Tabelle2.C2">
            <text:p text:style-name="P8"/>
          </table:table-cell>
        </table:table-row>
        <table:table-row>
          <table:table-cell table:style-name="Tabelle2.A3" office:value-type="float" office:value="2">
            <text:p text:style-name="P8">2</text:p>
          </table:table-cell>
          <table:table-cell table:style-name="Tabelle2.B3" office:value-type="string">
            <text:p text:style-name="P8"/>
          </table:table-cell>
          <table:table-cell table:style-name="Tabelle2.C3" office:value-type="string">
            <text:p text:style-name="P8"/>
          </table:table-cell>
        </table:table-row>
        <table:table-row>
          <table:table-cell table:style-name="Tabelle2.A4" office:value-type="float" office:value="3">
            <text:p text:style-name="P8">3</text:p>
          </table:table-cell>
          <table:table-cell table:style-name="Tabelle2.B4" office:value-type="string">
            <text:p text:style-name="P8"/>
          </table:table-cell>
          <table:table-cell table:style-name="Tabelle2.C4" office:value-type="string">
            <text:p text:style-name="P8"/>
          </table:table-cell>
        </table:table-row>
      </table:table>
      <text:p text:style-name="P1"><text:span text:style-name="Citation"><text:span text:style-name="T1"><text:line-break/>→</text:span></text:span><text:span text:style-name="Citation"><text:span text:style-name="T5"> d= ___________<text:line-break/><text:line-break/></text:span></text:span></text:p>
      <text:list xml:id="list143942620926107" text:continue-numbering="true" text:style-name="List_20_3">
        <text:list-item>
          <text:p text:style-name="P27"><text:span text:style-name="T2">Entschlüss</text:span><text:span text:style-name="T7">le nun den Text</text:span><text:span text:style-name="T2">: m= c</text:span><text:span text:style-name="T23">d </text:span><text:span text:style-name="T2">mod N</text:span></text:p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column table:style-name="Tabelle3.B"/>
        <table:table-column table:style-name="Tabelle3.H"/>
        <table:table-row>
          <table:table-cell table:style-name="Tabelle3.A1" office:value-type="string">
            <text:p text:style-name="P2">c</text:p>
          </table:table-cell>
          <table:table-cell table:style-name="Tabelle3.B1" office:value-type="float" office:value="8">
            <text:p text:style-name="P2">8</text:p>
          </table:table-cell>
          <table:table-cell table:style-name="Tabelle3.B1" office:value-type="float" office:value="1">
            <text:p text:style-name="P2">1</text:p>
          </table:table-cell>
          <table:table-cell table:style-name="Tabelle3.B1" office:value-type="float" office:value="4">
            <text:p text:style-name="P2">4</text:p>
          </table:table-cell>
          <table:table-cell table:style-name="Tabelle3.B1" office:value-type="float" office:value="7">
            <text:p text:style-name="P2">7</text:p>
          </table:table-cell>
          <table:table-cell table:style-name="Tabelle3.B1" office:value-type="float" office:value="2">
            <text:p text:style-name="P2">2</text:p>
          </table:table-cell>
          <table:table-cell table:style-name="Tabelle3.B1" office:value-type="float" office:value="5">
            <text:p text:style-name="P2">5</text:p>
          </table:table-cell>
          <table:table-cell table:style-name="Tabelle3.H1" office:value-type="float" office:value="6">
            <text:p text:style-name="P2">6</text:p>
          </table:table-cell>
        </table:table-row>
        <table:table-row>
          <table:table-cell table:style-name="Tabelle3.A2" office:value-type="string">
            <text:p text:style-name="P2"><text:span text:style-name="T27">berechne: </text:span>c<text:span text:style-name="T21">d</text:span></text:p>
          </table:table-cell>
          <table:table-cell table:style-name="Tabelle3.B2" office:value-type="string">
            <text:p text:style-name="P4"/>
          </table:table-cell>
          <table:table-cell table:style-name="Tabelle3.C2" office:value-type="string">
            <text:p text:style-name="P4"/>
          </table:table-cell>
          <table:table-cell table:style-name="Tabelle3.D2" office:value-type="string">
            <text:p text:style-name="P4"/>
          </table:table-cell>
          <table:table-cell table:style-name="Tabelle3.E2" office:value-type="string">
            <text:p text:style-name="P4"/>
          </table:table-cell>
          <table:table-cell table:style-name="Tabelle3.F2" office:value-type="string">
            <text:p text:style-name="P4"/>
          </table:table-cell>
          <table:table-cell table:style-name="Tabelle3.G2" office:value-type="string">
            <text:p text:style-name="P4"/>
          </table:table-cell>
          <table:table-cell table:style-name="Tabelle3.H2" office:value-type="string">
            <text:p text:style-name="P4"/>
          </table:table-cell>
        </table:table-row>
        <table:table-row>
          <table:table-cell table:style-name="Tabelle3.A3" office:value-type="string">
            <text:p text:style-name="P2"><text:span text:style-name="T24">m= </text:span>c<text:span text:style-name="T21">d </text:span>mod N</text:p>
          </table:table-cell>
          <table:table-cell table:style-name="Tabelle3.B3" office:value-type="string">
            <text:p text:style-name="P4"/>
          </table:table-cell>
          <table:table-cell table:style-name="Tabelle3.C3" office:value-type="string">
            <text:p text:style-name="P4"/>
          </table:table-cell>
          <table:table-cell table:style-name="Tabelle3.D3" office:value-type="string">
            <text:p text:style-name="P4"/>
          </table:table-cell>
          <table:table-cell table:style-name="Tabelle3.E3" office:value-type="string">
            <text:p text:style-name="P4"/>
          </table:table-cell>
          <table:table-cell table:style-name="Tabelle3.F3" office:value-type="string">
            <text:p text:style-name="P4"/>
          </table:table-cell>
          <table:table-cell table:style-name="Tabelle3.G3" office:value-type="string">
            <text:p text:style-name="P4"/>
          </table:table-cell>
          <table:table-cell table:style-name="Tabelle3.H3" office:value-type="string">
            <text:p text:style-name="P4"/>
          </table:table-cell>
        </table:table-row>
        <table:table-row>
          <table:table-cell table:style-name="Tabelle3.A4" office:value-type="string">
            <text:p text:style-name="P5">Buchstaben<text:span text:style-name="T30">folge</text:span></text:p>
          </table:table-cell>
          <table:table-cell table:style-name="Tabelle3.B4" office:value-type="string">
            <text:p text:style-name="P4"/>
          </table:table-cell>
          <table:table-cell table:style-name="Tabelle3.C4" office:value-type="string">
            <text:p text:style-name="P4"/>
          </table:table-cell>
          <table:table-cell table:style-name="Tabelle3.D4" office:value-type="string">
            <text:p text:style-name="P4"/>
          </table:table-cell>
          <table:table-cell table:style-name="Tabelle3.E4" office:value-type="string">
            <text:p text:style-name="P4"/>
          </table:table-cell>
          <table:table-cell table:style-name="Tabelle3.F4" office:value-type="string">
            <text:p text:style-name="P4"/>
          </table:table-cell>
          <table:table-cell table:style-name="Tabelle3.G4" office:value-type="string">
            <text:p text:style-name="P4"/>
          </table:table-cell>
          <table:table-cell table:style-name="Tabelle3.H4" office:value-type="string">
            <text:p text:style-name="P4"/>
          </table:table-cell>
        </table:table-row>
      </table:table>
      <text:list xml:id="list143942943522234" text:continue-numbering="true" text:style-name="List_20_3">
        <text:list-header>
          <text:p text:style-name="P33"><text:span text:style-name="Citation"><text:span text:style-name="T4"/></text:span></text:p>
        </text:list-header>
        <text:list-item>
          <text:p text:style-name="P26"><text:span text:style-name="Citation"><text:span text:style-name="T3">Probe: Verschlüss</text:span></text:span><text:span text:style-name="Citation"><text:span text:style-name="T2">eln: c= m</text:span></text:span><text:span text:style-name="Citation"><text:span text:style-name="T23">e</text:span></text:span><text:span text:style-name="Citation"><text:span text:style-name="T3"> m</text:span></text:span><text:span text:style-name="Citation"><text:span text:style-name="T2">od N</text:span></text:span><text:span text:style-name="T1"> 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column table:style-name="Tabelle1.B"/>
        <table:table-column table:style-name="Tabelle1.H"/>
        <table:table-row>
          <table:table-cell table:style-name="Tabelle1.A1" office:value-type="string">
            <text:p text:style-name="P6">m</text:p>
          </table:table-cell>
          <table:table-cell table:style-name="Tabelle1.B1">
            <text:p text:style-name="P3"/>
          </table:table-cell>
          <table:table-cell table:style-name="Tabelle1.B1">
            <text:p text:style-name="P3"/>
          </table:table-cell>
          <table:table-cell table:style-name="Tabelle1.B1">
            <text:p text:style-name="P3"/>
          </table:table-cell>
          <table:table-cell table:style-name="Tabelle1.B1">
            <text:p text:style-name="P3"/>
          </table:table-cell>
          <table:table-cell table:style-name="Tabelle1.B1">
            <text:p text:style-name="P3"/>
          </table:table-cell>
          <table:table-cell table:style-name="Tabelle1.B1">
            <text:p text:style-name="P3"/>
          </table:table-cell>
          <table:table-cell table:style-name="Tabelle1.H1">
            <text:p text:style-name="P3"/>
          </table:table-cell>
        </table:table-row>
        <table:table-row>
          <table:table-cell table:style-name="Tabelle1.A2" office:value-type="string">
            <text:p text:style-name="P3"><text:span text:style-name="T26">berechne: </text:span><text:span text:style-name="T25">m</text:span><text:span text:style-name="T22">e</text:span></text:p>
          </table:table-cell>
          <table:table-cell table:style-name="Tabelle1.B2" office:value-type="string">
            <text:p text:style-name="P7"/>
          </table:table-cell>
          <table:table-cell table:style-name="Tabelle1.C2" office:value-type="string">
            <text:p text:style-name="P7"/>
          </table:table-cell>
          <table:table-cell table:style-name="Tabelle1.D2" office:value-type="string">
            <text:p text:style-name="P7"/>
          </table:table-cell>
          <table:table-cell table:style-name="Tabelle1.E2" office:value-type="string">
            <text:p text:style-name="P7"/>
          </table:table-cell>
          <table:table-cell table:style-name="Tabelle1.F2" office:value-type="string">
            <text:p text:style-name="P7"/>
          </table:table-cell>
          <table:table-cell table:style-name="Tabelle1.G2" office:value-type="string">
            <text:p text:style-name="P7"/>
          </table:table-cell>
          <table:table-cell table:style-name="Tabelle1.H2" office:value-type="string">
            <text:p text:style-name="P7"/>
          </table:table-cell>
        </table:table-row>
        <table:table-row>
          <table:table-cell table:style-name="Tabelle1.A3" office:value-type="string">
            <text:p text:style-name="P3"><text:span text:style-name="T24">c= </text:span>m<text:span text:style-name="T22">e</text:span><text:span text:style-name="T24"> m</text:span>od N</text:p>
          </table:table-cell>
          <table:table-cell table:style-name="Tabelle1.B3" office:value-type="string">
            <text:p text:style-name="P7"/>
          </table:table-cell>
          <table:table-cell table:style-name="Tabelle1.C3" office:value-type="string">
            <text:p text:style-name="P7"/>
          </table:table-cell>
          <table:table-cell table:style-name="Tabelle1.D3" office:value-type="string">
            <text:p text:style-name="P7"/>
          </table:table-cell>
          <table:table-cell table:style-name="Tabelle1.E3" office:value-type="string">
            <text:p text:style-name="P7"/>
          </table:table-cell>
          <table:table-cell table:style-name="Tabelle1.F3" office:value-type="string">
            <text:p text:style-name="P7"/>
          </table:table-cell>
          <table:table-cell table:style-name="Tabelle1.G3" office:value-type="string">
            <text:p text:style-name="P7"/>
          </table:table-cell>
          <table:table-cell table:style-name="Tabelle1.H3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oft-page-break/>Euklidischer Algorithmus zur Berechnung von d</text:h>
      <text:list xml:id="list143942677351545" text:continue-numbering="true" text:style-name="List_20_3">
        <text:list-item>
          <text:p text:style-name="P29">Zeige die Berechnung von d durch den erweiterten Euklidischen Algorithmus. <text:span text:style-name="T44">Es gelten die Werte von oben.</text:span></text:p>
        </text:list-item>
        <text:list-item>
          <text:p text:style-name="P29">Es gilt: <text:span text:style-name="T44">ggT(a,b)=ggT(b,a) und ggT(a,1)= 1 und ggT(a,b)= ggT(b,a%b)</text:span></text:p>
        </text:list-item>
      </text:list>
      <text:p text:style-name="P19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row>
          <table:table-cell table:style-name="Tabelle10.A1" office:value-type="string">
            <text:p text:style-name="P21">ggT</text:p>
          </table:table-cell>
          <table:table-cell table:style-name="Tabelle10.A1" office:value-type="string">
            <text:p text:style-name="P12">Division</text:p>
          </table:table-cell>
          <table:table-cell table:style-name="Tabelle10.A1" office:value-type="string">
            <text:p text:style-name="P12">Modulo</text:p>
          </table:table-cell>
          <table:table-cell table:style-name="Tabelle10.A1" office:value-type="string">
            <text:p text:style-name="P14">Linea<text:span text:style-name="T36">r</text:span>kombination</text:p>
          </table:table-cell>
          <table:table-cell table:style-name="Tabelle10.E1" office:value-type="string">
            <text:p text:style-name="P22">Rest <text:span text:style-name="T35">explizit schreiben</text:span></text:p>
          </table:table-cell>
        </table:table-row>
        <table:table-row>
          <table:table-cell table:style-name="Tabelle10.A2" office:value-type="string">
            <text:p text:style-name="P23">gg<text:span text:style-name="T37">T</text:span>( __ , __ )</text:p>
          </table:table-cell>
          <table:table-cell table:style-name="Tabelle10.A2" office:value-type="string">
            <text:p text:style-name="P13"><text:span text:style-name="T38">__ </text:span>/__ = __</text:p>
          </table:table-cell>
          <table:table-cell table:style-name="Tabelle10.A2" office:value-type="string">
            <text:p text:style-name="P13"><text:span text:style-name="T38">__ % </text:span>__ = __</text:p>
          </table:table-cell>
          <table:table-cell table:style-name="Tabelle10.A2" office:value-type="string">
            <text:p text:style-name="P13">__ = __ * __ + __</text:p>
          </table:table-cell>
          <table:table-cell table:style-name="Tabelle10.E2" office:value-type="string">
            <text:p text:style-name="P25">__ = <text:s/>__ <text:s/>- <text:s/>__ * __</text:p>
          </table:table-cell>
        </table:table-row>
        <table:table-row>
          <table:table-cell table:style-name="Tabelle10.A2" office:value-type="string">
            <text:p text:style-name="P13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E2" office:value-type="string">
            <text:p text:style-name="P14"/>
          </table:table-cell>
        </table:table-row>
        <table:table-row>
          <table:table-cell table:style-name="Tabelle10.A2" office:value-type="string">
            <text:p text:style-name="P13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E2" office:value-type="string">
            <text:p text:style-name="P14"/>
          </table:table-cell>
        </table:table-row>
        <table:table-row>
          <table:table-cell table:style-name="Tabelle10.A2" office:value-type="string">
            <text:p text:style-name="P13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E2" office:value-type="string">
            <text:p text:style-name="P14"/>
          </table:table-cell>
        </table:table-row>
        <table:table-row>
          <table:table-cell table:style-name="Tabelle10.A2" office:value-type="string">
            <text:p text:style-name="P13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E2" office:value-type="string">
            <text:p text:style-name="P14"/>
          </table:table-cell>
        </table:table-row>
        <table:table-row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A2" office:value-type="string">
            <text:p text:style-name="P14"/>
          </table:table-cell>
          <table:table-cell table:style-name="Tabelle10.E2" office:value-type="string">
            <text:p text:style-name="P14"/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5"/>
          </table:table-cell>
          <table:table-cell table:style-name="Tabelle10.E2" office:value-type="string">
            <text:p text:style-name="P15">rückwärts einsetzen</text:p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E2" office:value-type="string">
            <text:p text:style-name="P15"/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E2" office:value-type="string">
            <text:p text:style-name="P11"/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E2" office:value-type="string">
            <text:p text:style-name="P16"/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E2" office:value-type="string">
            <text:p text:style-name="P17"/>
          </table:table-cell>
        </table:table-row>
        <table:table-row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A2" office:value-type="string">
            <text:p text:style-name="P18"/>
          </table:table-cell>
          <table:table-cell table:style-name="Tabelle10.E2" office:value-type="string">
            <text:p text:style-name="P17"/>
          </table:table-cell>
        </table:table-row>
      </table:table>
      <text:p text:style-name="P20"/>
      <text:p text:style-name="P20">→ k= ______<text:tab/><text:tab/><text:tab/>→ d= ______</text:p>
      <text:p text:style-name="P19"/>
      <text:h text:style-name="Heading_20_2" text:outline-level="2"><text:span text:style-name="T39">Weitere</text:span> Fragen</text:h>
      <text:list xml:id="list143944788619363" text:continue-numbering="true" text:style-name="List_20_3">
        <text:list-item>
          <text:list>
            <text:list-item>
              <text:p text:style-name="P30"><text:span text:style-name="T40">n,p,q sind Zahlen, die geheim,öffentlich,prim oder nicht prim sein können? </text:span><text:span text:style-name="T41">Was gilt?</text:span><text:span text:style-name="T40"><text:line-break/><text:line-break/></text:span><text:span text:style-name="T32">n:<text:tab/><text:tab/></text:span><text:span text:style-name="T33">O </text:span><text:span text:style-name="T32">prim,<text:tab/></text:span><text:span text:style-name="T33">O </text:span><text:span text:style-name="T32">nicht prim,<text:tab/><text:tab/></text:span><text:span text:style-name="T33">O </text:span><text:span text:style-name="T32">geheim,<text:tab/><text:tab/></text:span><text:span text:style-name="T33">O </text:span><text:span text:style-name="T32">öffentlich</text:span></text:p>
              <text:p text:style-name="P31">p:<text:tab/><text:tab/><text:span text:style-name="T42">O </text:span>prim,<text:tab/><text:span text:style-name="T42">O </text:span>nicht prim,<text:tab/><text:tab/><text:span text:style-name="T42">O </text:span>geheim,<text:tab/><text:tab/><text:span text:style-name="T42">O </text:span>öffentlich</text:p>
              <text:p text:style-name="P31">q:<text:tab/><text:tab/><text:span text:style-name="T42">O </text:span>prim,<text:tab/><text:span text:style-name="T42">O </text:span>nicht prim,<text:tab/><text:tab/><text:span text:style-name="T42">O </text:span>geheim,<text:tab/><text:tab/><text:span text:style-name="T42">O </text:span>öffentlich</text:p>
            </text:list-item>
          </text:list>
        </text:list-item>
      </text:list>
      <text:p text:style-name="P24"/>
      <text:list xml:id="list143944522646044" text:continue-numbering="true" text:style-name="List_20_3">
        <text:list-item>
          <text:list>
            <text:list-item>
              <text:p text:style-name="P28"><text:span text:style-name="T1">Wie können </text:span><text:span text:style-name="Variable"><text:span text:style-name="T1">p</text:span></text:span><text:span text:style-name="T1"> und </text:span><text:span text:style-name="Variable"><text:span text:style-name="T1">q</text:span></text:span><text:span text:style-name="T1"> geheim sein, wenn doch </text:span><text:span text:style-name="Variable"><text:span text:style-name="T1">n</text:span></text:span><text:span text:style-name="T1">= </text:span><text:span text:style-name="Variable"><text:span text:style-name="T1">p*q</text:span></text:span><text:span text:style-name="T1"> öffentlich bekannt ist? <text:line-break/>Antwort:<text:line-break/>______________________________________________________________________</text:span></text:p>
              <text:p text:style-name="P30"><text:line-break/>______________________________________________________________________</text:p>
              <text:p text:style-name="P30"/>
            </text:list-item>
            <text:list-item>
              <text:p text:style-name="P28"><text:span text:style-name="T1">Für die Zahl </text:span><text:span text:style-name="Variable"><text:span text:style-name="T14">e</text:span></text:span><text:span text:style-name="T1"> , den öffentlichen Schlüssel, muss gelten <text:line-break/>gg</text:span><text:span text:style-name="T13">T</text:span><text:span text:style-name="T1">(</text:span><text:span text:style-name="Variable"><text:span text:style-name="T1">e</text:span></text:span><text:span text:style-name="T1">, </text:span><text:span text:style-name="T11">phi</text:span><text:span text:style-name="T1">(</text:span><text:span text:style-name="Variable"><text:span text:style-name="T1">n</text:span></text:span><text:span text:style-name="T1">))= __________________________ <text:line-break/><text:line-break/>Hierbei ist </text:span><text:span text:style-name="T11">phi</text:span><text:span text:style-name="T1">(</text:span><text:span text:style-name="Variable"><text:span text:style-name="T1">n</text:span></text:span><text:span text:style-name="T1">), </text:span><text:span text:style-name="T12">die ________</text:span><text:span text:style-name="T1">____________________________________________<text:line-break/><text:line-break/>______________________________________________________________________</text:span></text:p>
              <text:p text:style-name="P30"/>
            </text:list-item>
          </text:list>
        </text:list-item>
      </text:list>
      <text:list xml:id="list4151839221215745851" text:style-name="List_20_3">
        <text:list-item>
          <text:list>
            <text:list-item>
              <text:p text:style-name="P30"><text:span text:style-name="T40">Gib eine math. Erklärung für </text:span><text:span text:style-name="T32"><text:line-break/></text:span><text:span text:style-name="T34">phi</text:span><text:span text:style-name="T32">(n) = (p − 1)(q − 1)</text:span> <text:line-break/><text:line-break/></text:p>
            </text:list-item>
          </text:list>
        </text:list-item>
      </text:list>
      <text:list xml:id="list143942967525955" text:continue-list="list143944522646044" text:style-name="List_20_3">
        <text:list-item>
          <text:list>
            <text:list-item>
              <text:p text:style-name="P28"><text:span text:style-name="Citation"><text:span text:style-name="T1">Wie wählt man e? </text:span></text:span><text:span text:style-name="Citation"><text:span text:style-name="T12">Was muss für e gelten?</text:span></text:span><text:span text:style-name="Citation"><text:span text:style-name="T1"> <text:line-break/></text:span></text:span><text:span text:style-name="Citation"><text:span text:style-name="T19">e wird gewählt </text:span></text:span><text:span text:style-name="Citation"><text:span text:style-name="T20">unter folg. Bedingungen: ______________________________</text:span></text:span></text:p>
              <text:p text:style-name="P28"><text:span text:style-name="Citation"><text:span text:style-name="T19"/></text:span></text:p>
              <text:p text:style-name="P28"><text:span text:style-name="T1">______________________________________________________________________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Frage" style:family="paragraph" style:parent-style-name="Caption"/>
    <style:style style:name="Illustration" style:family="paragraph" style:parent-style-name="Caption" style:class="extra" style:master-page-name="">
      <style:paragraph-properties style:page-number="auto">
        <style:tab-stops/>
      </style:paragraph-properties>
      <style:text-properties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1-RSA-entschluesseln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2-12T18:49:55.449052967</meta:creation-date>
    <meta:editing-cycles>5</meta:editing-cycles>
    <meta:editing-duration>PT27M40S</meta:editing-duration>
    <meta:initial-creator>hofmann </meta:initial-creator>
    <dc:date>2017-01-16T14:39:42.380847680</dc:date>
    <dc:creator>hofmann </dc:creator>
    <meta:document-statistic meta:table-count="4" meta:image-count="0" meta:object-count="0" meta:page-count="2" meta:paragraph-count="72" meta:word-count="421" meta:character-count="2607" meta:non-whitespace-character-count="223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config/libreoffice/4/user/template/arbeitsunterlage.ott" meta:date="2016-12-12T18:49:52.897697594"/>
  </office:meta>
</office:document-meta>
</file>